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2000000258B045671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ook-title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13.86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>
      <style:graphic-properties fo:min-height="13.859cm"/>
    </style:style>
    <style:style style:name="pr6" style:family="presentation" style:parent-style-name="lyt-book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ython, Practical Examples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>Tao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ogistics</text:p>
          </draw:text-box>
        </draw:frame>
        <draw:frame presentation:style-name="pr5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You need Python-2.7</text:p>
                <text:list>
                  <text:list-item>
                    <text:p>Use lab machine, use personal computer</text:p>
                  </text:list-item>
                  <text:list-item>
                    <text:p>If that doesn't work see me</text:p>
                  </text:list-item>
                </text:list>
              </text:list-item>
              <text:list-item>
                <text:p>Class is concerned with practical examples</text:p>
              </text:list-item>
              <text:list-item>
                <text:p>Class is concerned with proper design</text:p>
              </text:list-item>
              <text:list-item>
                <text:p>Class is not concerned with pedantics or theory</text:p>
              </text:list-item>
              <text:list-item>
                <text:p>We assume you have basic knowledge with at least one scripting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The Thre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ree classes in total</text:p>
                <text:list>
                  <text:list-item>
                    <text:p>1: Python Basics</text:p>
                  </text:list-item>
                  <text:list-item>
                    <text:p>2: Python Advanced</text:p>
                  </text:list-item>
                  <text:list-item>
                    <text:p>3: Python Design and Commo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withspiral" xlink:href="Pictures/100000000000032000000258B045671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withspi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ook" style:page-layout-name="PM1" draw:style-name="Mdp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Unix OpenOffice.org_project/400m3$Build-9702</meta:generator>
    <dc:title>Notebook</dc:title>
    <dc:description>Presentation Layout Template</dc:description>
    <meta:creation-date>2014-06-12T07:21:13</meta:creation-date>
    <dc:language>en-US</dc:language>
    <meta:editing-cycles>2</meta:editing-cycles>
    <meta:editing-duration>PT23S</meta:editing-duration>
    <meta:initial-creator>. .</meta:initial-creator>
    <dc:date>2014-06-12T07:21:33</dc:date>
    <dc:creator>. .</dc:creator>
    <meta:document-statistic meta:object-count="36"/>
    <meta:user-defined meta:name="Info 1"/>
    <meta:user-defined meta:name="Info 2"/>
    <meta:user-defined meta:name="Info 3"/>
    <meta:user-defined meta:name="Info 4"/>
    <meta:template xlink:type="simple" xlink:actuate="onRequest" xlink:title="Notebook" xlink:href="../../../../Applications/OpenOffice.app/Contents/share/template/en-US/layout/lyt-book.otp"/>
  </office:meta>
</office:document-meta>
</file>